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* <text:s text:c="4"/>to create mysql user and grant permission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ysqldump -h neomysql.mysql.database.azure.com -u aalhad@neomysql -p wordpress &gt; wordpress.sql</text:p>
          </table:table-cell>
          <table:table-cell table:number-columns-repeated="7"/>
          <table:table-cell office:value-type="string" calcext:value-type="string">
            <text:p>----to create database backup</text:p>
          </table:table-cell>
          <table:table-cell table:number-columns-repeated="2"/>
          <table:table-cell office:value-type="string" calcext:value-type="string">
            <text:p>database name: wordpress</text:p>
          </table:table-cell>
        </table:table-row>
        <table:table-row table:style-name="ro1">
          <table:table-cell office:value-type="string" calcext:value-type="string">
            <text:p>mysql -h neomysql.mysql.database.azure.com -u aalhad@neomysql -p wordpress &lt; wordpress.sql</text:p>
          </table:table-cell>
          <table:table-cell table:number-columns-repeated="7"/>
          <table:table-cell office:value-type="string" calcext:value-type="string">
            <text:p>----migrate backup to dat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 php packeg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hp-fpm php-gd php-json php-mbstring php-mysqlnd php-xml php-xmlrpc php-opcach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* to create mysql user and grant permission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EATE USER 'wpuser'@'%' IDENTIFIED BY 'xyz56v1j@5'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T ALL PRIVILEGES ON wordpress.* TO 'wpuser'@'%';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* to create openssl <text:s/>certificate:-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penssl genrsa -out domainname.key 204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enssl req -new -key domainname.key -out domainname.cs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enssl x509 -req -days 365 -in domainname.csr -signkey domainname.key -out domainname.c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fx: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penssl pkcs12 -export -out rbante.cloudns.cl.pfx -inkey rbante.cloudns.cl.key -in rbante.cloudns.cl.c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openssl pkcs12 -in rbante.cloudns.cl.pfx -out rbante.cloudns.cl.crt -nokeys -clcer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openssl x509 -inform pem -in rbante.cloudns.cl.crt -outform der -out rbante.cloudns.cl.ce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09:29:46.946060598</meta:creation-date>
    <dc:date>2022-02-23T09:52:54.683017650</dc:date>
    <meta:editing-duration>PT11M56S</meta:editing-duration>
    <meta:editing-cycles>2</meta:editing-cycles>
    <meta:generator>LibreOffice/6.4.7.2$Linux_X86_64 LibreOffice_project/40$Build-2</meta:generator>
    <meta:document-statistic meta:table-count="1" meta:cell-count="23" meta:object-count="0"/>
  </office:meta>
</office:document-meta>
</file>